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6.76mm"/>
    </style:style>
    <style:style style:name="co5" style:family="table-column">
      <style:table-column-properties fo:break-before="auto" style:column-width="21.57mm"/>
    </style:style>
    <style:style style:name="co6" style:family="table-column">
      <style:table-column-properties fo:break-before="auto" style:column-width="1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premia.$A$1:premia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premia.$A$1:premia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premia.$A$1:premia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premia.$A$1:premia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premia.$A$1:premia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premia.$A$1:premia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premia.$A$1:premia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premia.$A$1:premia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premia.$A$1:premia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premia.$A$1:premia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premia.$A$1:premia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premia.$A$1:premia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premia.$A$1:premia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premia.$A$1:premia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premia.$A$1:premia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premia.$A$1:premia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premia.$A$1:premia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premia.$A$1:premia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premia.$A$1:premia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premia.$A$1:premia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premia.$A$1:premia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premia.$A$1:premia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premia.$A$1:premia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premia.$A$1:premia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premia.$A$1:premia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premia.$A$1:premia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premia.$A$1:premia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premia.$A$1:premia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premia.$A$1:premia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premia.$A$1:premia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premia.$A$1:premia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premia.$A$1:premia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premia.$A$1:premia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premia.$A$1:premia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premia.$A$1:premia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premia.$A$1:premia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premia.$A$1:premia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premia.$A$1:premia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premia.$A$1:premia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premia.$A$1:premia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premia.$A$1:premia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premia.$A$1:premia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premia.$A$1:premia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premia.$A$1:premia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premia.$A$1:premia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premia.$A$1:premia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premia.$A$1:premia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premia.$A$1:premia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premia.$A$1:premia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premia.$A$1:premia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premia.$A$1:premia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premia.$A$1:premia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premia.$A$1:premia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premia.$A$1:premia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premia.$A$1:premia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premia.$A$1:premia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premia.$A$1:premia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premia.$A$1:premia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premia.$A$1:premia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premia.$A$1:premia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premia.$A$1:premia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premia.$A$1:premia.$B$13];2;0)*[.F62]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premia.$A$1:premia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premia.$A$1:premia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premia.$A$1:premia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premia.$A$1:premia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premia.$A$1:premia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premia.$A$1:premia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premia.$A$1:premia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premia.$A$1:premia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premia.$A$1:premia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premia.$A$1:premia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premia.$A$1:premia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premia.$A$1:premia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premia.$A$1:premia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premia.$A$1:premia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premia.$A$1:premia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premia.$A$1:premia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premia.$A$1:premia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premia.$A$1:premia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premia.$A$1:premia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premia.$A$1:premia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premia.$A$1:premia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premia.$A$1:premia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premia.$A$1:premia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premia.$A$1:premia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premia.$A$1:premia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premia.$A$1:premia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premia.$A$1:premia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premia.$A$1:premia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premia.$A$1:premia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premia.$A$1:premia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premia.$A$1:premia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premia.$A$1:premia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premia.$A$1:premia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premia.$A$1:premia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premia.$A$1:premia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premia.$A$1:premia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premia.$A$1:premia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premia.$A$1:premia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premia.$A$1:premia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premia.$A$1:premia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premia.$A$1:premia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premia.$A$1:premia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premia.$A$1:premia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premia.$A$1:premia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premia.$A$1:premia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premia.$A$1:premia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premia.$A$1:premia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premia.$A$1:premia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premia.$A$1:premia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premia.$A$1:premia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premia.$A$1:premia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premia.$A$1:premia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premia.$A$1:premia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premia.$A$1:premia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premia.$A$1:premia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premia.$A$1:premia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premia.$A$1:premia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premia.$A$1:premia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premia.$A$1:premia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premia.$A$1:premia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premia.$A$1:premia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premia.$A$1:premia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premia.$A$1:premia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premia.$A$1:premia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premia.$A$1:premia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premia.$A$1:premia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premia.$A$1:premia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premia.$A$1:premia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premia.$A$1:premia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premia.$A$1:premia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premia.$A$1:premia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premia.$A$1:premia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premia.$A$1:premia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premia.$A$1:premia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premia.$A$1:premia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premia.$A$1:premia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premia.$A$1:premia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premia.$A$1:premia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premia.$A$1:premia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premia.$A$1:premia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premia.$A$1:premia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premia.$A$1:premia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premia.$A$1:premia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premia.$A$1:premia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premia.$A$1:premia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premia.$A$1:premia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premia.$A$1:premia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premia.$A$1:premia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premia.$A$1:premia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premia.$A$1:premia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premia.$A$1:premia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premia.$A$1:premia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premia.$A$1:premia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premia.$A$1:premia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premia.$A$1:premia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premia.$A$1:premia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premia.$A$1:premia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premia.$A$1:premia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premia.$A$1:premia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premia.$A$1:premia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premia.$A$1:premia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premia.$A$1:premia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premia.$A$1:premia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premia.$A$1:premia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premia.$A$1:premia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premia.$A$1:premia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premia.$A$1:premia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premia.$A$1:premia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premia.$A$1:premia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premia.$A$1:premia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premia.$A$1:premia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premia.$A$1:premia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premia.$A$1:premia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premia.$A$1:premia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premia.$A$1:premia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premia.$A$1:premia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premia.$A$1:premia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premia.$A$1:premia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premia.$A$1:premia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premia.$A$1:premia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premia.$A$1:premia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premia.$A$1:premia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premia.$A$1:premia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premia.$A$1:premia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premia.$A$1:premia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premia.$A$1:premia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premia.$A$1:premia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premia.$A$1:premia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premia.$A$1:premia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premia.$A$1:premia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premia.$A$1:premia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premia.$A$1:premia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premia.$A$1:premia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premia.$A$1:premia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premia.$A$1:premia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premia.$A$1:premia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premia.$A$1:premia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premia.$A$1:premia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premia.$A$1:premia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premia.$A$1:premia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premia.$A$1:premia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premia.$A$1:premia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premia.$A$1:premia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premia.$A$1:premia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premia.$A$1:premia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premia.$A$1:premia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premia.$A$1:premia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premia.$A$1:premia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premia.$A$1:premia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premia.$A$1:premia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premia.$A$1:premia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premia.$A$1:premia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premia.$A$1:premia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premia.$A$1:premia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premia.$A$1:premia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premia.$A$1:premia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premia.$A$1:premia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premia.$A$1:premia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premia.$A$1:premia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premia.$A$1:premia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premia.$A$1:premia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premia.$A$1:premia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premia.$A$1:premia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premia.$A$1:premia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premia.$A$1:premia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premia.$A$1:premia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premia.$A$1:premia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premia.$A$1:premia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premia.$A$1:premia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premia.$A$1:premia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premia.$A$1:premia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premia.$A$1:premia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premia.$A$1:premia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premia.$A$1:premia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premia.$A$1:premia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premia.$A$1:premia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premia.$A$1:premia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premia.$A$1:premia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premia.$A$1:premia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premia.$A$1:premia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premia.$A$1:premia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premia.$A$1:premia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premia.$A$1:premia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premia.$A$1:premia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premia.$A$1:premia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premia.$A$1:premia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premia.$A$1:premia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premia.$A$1:premia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premia.$A$1:premia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premia.$A$1:premia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premia.$A$1:premia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premia.$A$1:premia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premia.$A$1:premia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premia.$A$1:premia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premia.$A$1:premia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premia.$A$1:premia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premia.$A$1:premia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premia.$A$1:premia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premia.$A$1:premia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premia.$A$1:premia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premia.$A$1:premia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premia.$A$1:premia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premia.$A$1:premia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premia.$A$1:premia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premia.$A$1:premia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premia.$A$1:premia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premia.$A$1:premia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premia.$A$1:premia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premia.$A$1:premia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premia.$A$1:premia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premia.$A$1:premia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premia.$A$1:premia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premia.$A$1:premia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premia.$A$1:premia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premia.$A$1:premia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premia.$A$1:premia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premia.$A$1:premia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premia.$A$1:premia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premia.$A$1:premia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premia.$A$1:premia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premia.$A$1:premia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premia.$A$1:premia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premia.$A$1:premia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premia.$A$1:premia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premia.$A$1:premia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premia.$A$1:premia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premia.$A$1:premia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premia.$A$1:premia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premia.$A$1:premia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premia.$A$1:premia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premia.$A$1:premia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premia.$A$1:premia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premia.$A$1:premia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premia.$A$1:premia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premia.$A$1:premia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premia.$A$1:premia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premia.$A$1:premia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premia.$A$1:premia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premia.$A$1:premia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premia.$A$1:premia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premia.$A$1:premia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premia.$A$1:premia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premia.$A$1:premia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premia.$A$1:premia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premia.$A$1:premia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premia.$A$1:premia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premia.$A$1:premia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premia.$A$1:premia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premia.$A$1:premia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premia.$A$1:premia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premia.$A$1:premia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premia.$A$1:premia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premia.$A$1:premia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premia.$A$1:premia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premia.$A$1:premia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premia.$A$1:premia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premia.$A$1:premia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premia.$A$1:premia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premia.$A$1:premia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premia.$A$1:premia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premia.$A$1:premia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premia.$A$1:premia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premia.$A$1:premia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premia.$A$1:premia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premia.$A$1:premia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premia.$A$1:premia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premia.$A$1:premia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premia.$A$1:premia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premia.$A$1:premia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premia.$A$1:premia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premia.$A$1:premia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premia.$A$1:premia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premia.$A$1:premia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premia.$A$1:premia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premia.$A$1:premia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premia.$A$1:premia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premia.$A$1:premia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premia.$A$1:premia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premia.$A$1:premia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premia.$A$1:premia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premia.$A$1:premia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premia.$A$1:premia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premia.$A$1:premia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premia.$A$1:premia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premia.$A$1:premia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premia.$A$1:premia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premia.$A$1:premia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premia.$A$1:premia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premia.$A$1:premia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premia.$A$1:premia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premia.$A$1:premia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premia.$A$1:premia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premia.$A$1:premia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premia.$A$1:premia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premia.$A$1:premia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premia.$A$1:premia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premia.$A$1:premia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premia.$A$1:premia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premia.$A$1:premia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premia.$A$1:premia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premia.$A$1:premia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premia.$A$1:premia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premia.$A$1:premia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premia.$A$1:premia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premia.$A$1:premia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premia.$A$1:premia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premia.$A$1:premia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premia.$A$1:premia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premia.$A$1:premia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premia.$A$1:premia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premia.$A$1:premia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premia.$A$1:premia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premia.$A$1:premia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premia.$A$1:premia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premia.$A$1:premia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premia.$A$1:premia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premia.$A$1:premia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premia.$A$1:premia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premia.$A$1:premia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premia.$A$1:premia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premia.$A$1:premia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premia.$A$1:premia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premia.$A$1:premia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premia.$A$1:premia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premia.$A$1:premia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premia.$A$1:premia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premia.$A$1:premia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premia.$A$1:premia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premia.$A$1:premia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premia.$A$1:premia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premia.$A$1:premia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premia.$A$1:premia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premia.$A$1:premia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premia.$A$1:premia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premia.$A$1:premia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premia.$A$1:premia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premia.$A$1:premia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premia.$A$1:premia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premia.$A$1:premia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premia.$A$1:premia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premia.$A$1:premia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premia.$A$1:premia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premia.$A$1:premia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premia.$A$1:premia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premia.$A$1:premia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premia.$A$1:premia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premia.$A$1:premia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premia.$A$1:premia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premia.$A$1:premia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premia.$A$1:premia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premia.$A$1:premia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premia.$A$1:premia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premia.$A$1:premia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premia.$A$1:premia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premia.$A$1:premia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premia.$A$1:premia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premia.$A$1:premia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premia.$A$1:premia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premia.$A$1:premia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premia.$A$1:premia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premia.$A$1:premia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premia.$A$1:premia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premia.$A$1:premia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premia.$A$1:premia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premia.$A$1:premia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premia.$A$1:premia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premia.$A$1:premia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premia.$A$1:premia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premia.$A$1:premia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premia.$A$1:premia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premia.$A$1:premia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premia.$A$1:premia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premia.$A$1:premia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premia.$A$1:premia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premia.$A$1:premia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premia.$A$1:premia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premia.$A$1:premia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premia.$A$1:premia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premia.$A$1:premia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premia.$A$1:premia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premia.$A$1:premia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premia.$A$1:premia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premia.$A$1:premia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premia.$A$1:premia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premia.$A$1:premia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premia.$A$1:premia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premia.$A$1:premia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premia.$A$1:premia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premia.$A$1:premia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premia.$A$1:premia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premia.$A$1:premia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premia.$A$1:premia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premia.$A$1:premia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premia.$A$1:premia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premia.$A$1:premia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premia.$A$1:premia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premia.$A$1:premia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premia.$A$1:premia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premia.$A$1:premia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premia.$A$1:premia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premia.$A$1:premia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premia.$A$1:premia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premia.$A$1:premia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premia.$A$1:premia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premia.$A$1:premia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premia.$A$1:premia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premia.$A$1:premia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premia.$A$1:premia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premia.$A$1:premia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premia.$A$1:premia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premia.$A$1:premia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premia.$A$1:premia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premia.$A$1:premia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premia.$A$1:premia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premia.$A$1:premia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premia.$A$1:premia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premia.$A$1:premia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premia.$A$1:premia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premia.$A$1:premia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premia.$A$1:premia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premia.$A$1:premia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premia.$A$1:premia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premia.$A$1:premia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premia.$A$1:premia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premia.$A$1:premia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premia.$A$1:premia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premia.$A$1:premia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premia.$A$1:premia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premia.$A$1:premia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premia.$A$1:premia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premia.$A$1:premia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premia.$A$1:premia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premia.$A$1:premia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premia.$A$1:premia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premia.$A$1:premia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premia.$A$1:premia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premia.$A$1:premia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premia.$A$1:premia.$B$13];2;0)*[.F500]" office:value-type="float" office:value="430" calcext:value-type="float">
            <text:p>430</text:p>
          </table:table-cell>
        </table:table-row>
      </table:table>
      <table:table table:name="dział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 style:data-style-name="N2" text:time-value="09:25:28.2768802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40.389203646</meta:creation-date>
    <dc:date>2017-09-27T09:28:45.061012817</dc:date>
    <meta:editing-duration>PT22M50S</meta:editing-duration>
    <meta:editing-cycles>3</meta:editing-cycles>
    <meta:generator>LibreOffice/5.4.1.2.0$Linux_X86_64 LibreOffice_project/40m0$Build-2</meta:generator>
    <meta:document-statistic meta:table-count="3" meta:cell-count="4101" meta:object-count="0"/>
  </office:meta>
</office:document-meta>
</file>